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5.212cm"/>
    </style:style>
    <style:style style:name="Table1.C" style:family="table-column">
      <style:table-column-properties style:column-width="9.604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4.286cm"/>
    </style:style>
    <style:style style:name="Table2.D" style:family="table-column">
      <style:table-column-properties style:column-width="1.826cm"/>
    </style:style>
    <style:style style:name="Table2.E" style:family="table-column">
      <style:table-column-properties style:column-width="2.275cm"/>
    </style:style>
    <style:style style:name="Table2.F" style:family="table-column">
      <style:table-column-properties style:column-width="2.302cm"/>
    </style:style>
    <style:style style:name="Table2.G" style:family="table-column">
      <style:table-column-properties style:column-width="2.223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cccc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G1" style:family="table-cell">
      <style:table-cell-properties style:vertical-align="" fo:background-color="#cccccc" fo:padding="0.097cm" fo:border="0.05pt solid #000000" style:writing-mode="page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637cm" style:rel-column-width="17873*"/>
    </style:style>
    <style:style style:name="Table3.C" style:family="table-column">
      <style:table-column-properties style:column-width="7.728cm" style:rel-column-width="29789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402cm"/>
    </style:style>
    <style:style style:name="Table4.B" style:family="table-column">
      <style:table-column-properties style:column-width="6.8cm"/>
    </style:style>
    <style:style style:name="Table4.C" style:family="table-column">
      <style:table-column-properties style:column-width="8.811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588cm"/>
    </style:style>
    <style:style style:name="Table5.B" style:family="table-column">
      <style:table-column-properties style:column-width="4.313cm"/>
    </style:style>
    <style:style style:name="Table5.C" style:family="table-column">
      <style:table-column-properties style:column-width="11.113cm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508cm"/>
    </style:style>
    <style:style style:name="Table6.B" style:family="table-column">
      <style:table-column-properties style:column-width="6.879cm"/>
    </style:style>
    <style:style style:name="Table6.C" style:family="table-column">
      <style:table-column-properties style:column-width="8.625cm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cccccc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ackground-color="#e6e6e6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06f77c" officeooo:paragraph-rsid="0006f77c"/>
    </style:style>
    <style:style style:name="P2" style:family="paragraph" style:parent-style-name="Standard">
      <style:text-properties officeooo:rsid="0008801b" officeooo:paragraph-rsid="0008801b"/>
    </style:style>
    <style:style style:name="P3" style:family="paragraph" style:parent-style-name="Standard">
      <style:text-properties fo:font-weight="bold" officeooo:rsid="0008801b" officeooo:paragraph-rsid="0008801b" style:font-weight-asian="bold" style:font-weight-complex="bold"/>
    </style:style>
    <style:style style:name="P4" style:family="paragraph" style:parent-style-name="Standard">
      <style:text-properties fo:font-weight="bold" officeooo:rsid="0012864c" officeooo:paragraph-rsid="0012864c" style:font-weight-asian="bold" style:font-weight-complex="bold"/>
    </style:style>
    <style:style style:name="P5" style:family="paragraph" style:parent-style-name="Standard">
      <style:paragraph-properties fo:line-height="115%"/>
      <style:text-properties officeooo:rsid="000d2289" officeooo:paragraph-rsid="000d2289"/>
    </style:style>
    <style:style style:name="P6" style:family="paragraph" style:parent-style-name="Standard">
      <style:text-properties officeooo:rsid="000d2289" officeooo:paragraph-rsid="000d2289"/>
    </style:style>
    <style:style style:name="P7" style:family="paragraph" style:parent-style-name="Standard">
      <style:text-properties officeooo:rsid="000f1d85" officeooo:paragraph-rsid="000f1d85"/>
    </style:style>
    <style:style style:name="P8" style:family="paragraph" style:parent-style-name="Standard">
      <style:text-properties officeooo:rsid="000f1d85" officeooo:paragraph-rsid="001372a1"/>
    </style:style>
    <style:style style:name="P9" style:family="paragraph" style:parent-style-name="Standard">
      <style:text-properties officeooo:rsid="000f1d85" officeooo:paragraph-rsid="00198861"/>
    </style:style>
    <style:style style:name="P10" style:family="paragraph" style:parent-style-name="Standard">
      <style:text-properties style:font-name="Liberation Mono" fo:font-size="10pt" officeooo:rsid="000f1d85" officeooo:paragraph-rsid="000f1d85" style:font-name-asian="Nimbus Mono L" style:font-size-asian="10pt" style:font-name-complex="Liberation Mono" style:font-size-complex="10pt"/>
    </style:style>
    <style:style style:name="P11" style:family="paragraph" style:parent-style-name="Standard">
      <style:text-properties style:font-name="Liberation Mono" fo:font-size="10pt" officeooo:rsid="000f1d85" officeooo:paragraph-rsid="001372a1" style:font-name-asian="Nimbus Mono L" style:font-size-asian="10pt" style:font-name-complex="Liberation Mono" style:font-size-complex="10pt"/>
    </style:style>
    <style:style style:name="P12" style:family="paragraph" style:parent-style-name="Standard">
      <style:text-properties style:font-name="Liberation Mono" fo:font-size="10pt" officeooo:rsid="000f1d85" officeooo:paragraph-rsid="00137bbe" style:font-name-asian="Nimbus Mono L" style:font-size-asian="10pt" style:font-name-complex="Liberation Mono" style:font-size-complex="10pt"/>
    </style:style>
    <style:style style:name="P13" style:family="paragraph" style:parent-style-name="Standard">
      <style:text-properties style:font-name="Liberation Mono" fo:font-size="10pt" officeooo:rsid="000f1d85" officeooo:paragraph-rsid="001683b4" style:font-name-asian="Nimbus Mono L" style:font-size-asian="10pt" style:font-name-complex="Liberation Mono" style:font-size-complex="10pt"/>
    </style:style>
    <style:style style:name="P14" style:family="paragraph" style:parent-style-name="Standard">
      <style:text-properties style:font-name="Liberation Mono" fo:font-size="10pt" officeooo:rsid="000f1d85" officeooo:paragraph-rsid="0017ed42" style:font-name-asian="Nimbus Mono L" style:font-size-asian="10pt" style:font-name-complex="Liberation Mono" style:font-size-complex="10pt"/>
    </style:style>
    <style:style style:name="P15" style:family="paragraph" style:parent-style-name="Standard">
      <style:text-properties style:font-name="Liberation Mono" fo:font-size="10pt" officeooo:rsid="000f1d85" officeooo:paragraph-rsid="00198861" style:font-name-asian="Nimbus Mono L" style:font-size-asian="10pt" style:font-name-complex="Liberation Mono" style:font-size-complex="10pt"/>
    </style:style>
    <style:style style:name="P16" style:family="paragraph" style:parent-style-name="Standard">
      <style:text-properties style:font-name="Liberation Mono" fo:font-size="10pt" officeooo:rsid="000f1d85" officeooo:paragraph-rsid="001b389d" style:font-name-asian="Nimbus Mono L" style:font-size-asian="10pt" style:font-name-complex="Liberation Mono" style:font-size-complex="10pt"/>
    </style:style>
    <style:style style:name="P17" style:family="paragraph" style:parent-style-name="Standard">
      <style:text-properties officeooo:rsid="0012864c" officeooo:paragraph-rsid="0012864c"/>
    </style:style>
    <style:style style:name="P18" style:family="paragraph" style:parent-style-name="Standard">
      <style:text-properties officeooo:rsid="001372a1" officeooo:paragraph-rsid="001372a1"/>
    </style:style>
    <style:style style:name="P19" style:family="paragraph" style:parent-style-name="Preformatted_20_Text">
      <style:text-properties officeooo:rsid="0008801b" officeooo:paragraph-rsid="0009e341"/>
    </style:style>
    <style:style style:name="P20" style:family="paragraph" style:parent-style-name="Preformatted_20_Text">
      <style:text-properties officeooo:rsid="0008801b" officeooo:paragraph-rsid="000ac78b"/>
    </style:style>
    <style:style style:name="P21" style:family="paragraph" style:parent-style-name="Preformatted_20_Text">
      <style:paragraph-properties fo:line-height="115%"/>
      <style:text-properties officeooo:rsid="0008801b" officeooo:paragraph-rsid="000d2289"/>
    </style:style>
    <style:style style:name="P22" style:family="paragraph" style:parent-style-name="Preformatted_20_Text">
      <style:text-properties officeooo:rsid="000ac78b" officeooo:paragraph-rsid="000ac78b"/>
    </style:style>
    <style:style style:name="P23" style:family="paragraph" style:parent-style-name="Preformatted_20_Text">
      <style:text-properties fo:font-weight="bold" officeooo:rsid="0008801b" officeooo:paragraph-rsid="000ac78b" style:font-weight-asian="bold" style:font-weight-complex="bold"/>
    </style:style>
    <style:style style:name="P24" style:family="paragraph" style:parent-style-name="Preformatted_20_Text">
      <style:text-properties officeooo:paragraph-rsid="00115810"/>
    </style:style>
    <style:style style:name="P25" style:family="paragraph" style:parent-style-name="Preformatted_20_Text">
      <style:text-properties officeooo:paragraph-rsid="001372a1"/>
    </style:style>
    <style:style style:name="P26" style:family="paragraph" style:parent-style-name="Preformatted_20_Text">
      <style:text-properties officeooo:paragraph-rsid="001683b4"/>
    </style:style>
    <style:style style:name="P27" style:family="paragraph" style:parent-style-name="Preformatted_20_Text">
      <style:text-properties officeooo:paragraph-rsid="00198861"/>
    </style:style>
    <style:style style:name="P28" style:family="paragraph" style:parent-style-name="Preformatted_20_Text">
      <style:text-properties officeooo:rsid="000f1d85" officeooo:paragraph-rsid="000f1d85"/>
    </style:style>
    <style:style style:name="P29" style:family="paragraph" style:parent-style-name="Preformatted_20_Text">
      <style:text-properties officeooo:rsid="000f1d85" officeooo:paragraph-rsid="001372a1"/>
    </style:style>
    <style:style style:name="P30" style:family="paragraph" style:parent-style-name="Preformatted_20_Text">
      <style:text-properties officeooo:rsid="000f1d85" officeooo:paragraph-rsid="001683b4"/>
    </style:style>
    <style:style style:name="P31" style:family="paragraph" style:parent-style-name="Preformatted_20_Text">
      <style:text-properties officeooo:rsid="000f1d85" officeooo:paragraph-rsid="00198861"/>
    </style:style>
    <style:style style:name="P32" style:family="paragraph" style:parent-style-name="Standard">
      <style:paragraph-properties fo:line-height="115%" fo:break-before="page"/>
      <style:text-properties officeooo:rsid="0008801b" officeooo:paragraph-rsid="000d2289"/>
    </style:style>
    <style:style style:name="P33" style:family="paragraph" style:parent-style-name="Preformatted_20_Text">
      <style:paragraph-properties fo:margin-top="0cm" fo:margin-bottom="0cm" loext:contextual-spacing="false"/>
    </style:style>
    <style:style style:name="P34" style:family="paragraph" style:parent-style-name="Preformatted_20_Text">
      <style:paragraph-properties fo:margin-top="0cm" fo:margin-bottom="0cm" loext:contextual-spacing="false"/>
      <style:text-properties officeooo:paragraph-rsid="00115810"/>
    </style:style>
    <style:style style:name="P35" style:family="paragraph" style:parent-style-name="Preformatted_20_Text">
      <style:paragraph-properties fo:margin-top="0cm" fo:margin-bottom="0cm" loext:contextual-spacing="false"/>
      <style:text-properties officeooo:paragraph-rsid="000f1d85"/>
    </style:style>
    <style:style style:name="P36" style:family="paragraph" style:parent-style-name="Preformatted_20_Text">
      <style:paragraph-properties fo:margin-top="0cm" fo:margin-bottom="0cm" loext:contextual-spacing="false"/>
      <style:text-properties officeooo:rsid="001372a1" officeooo:paragraph-rsid="001372a1"/>
    </style:style>
    <style:style style:name="P37" style:family="paragraph" style:parent-style-name="Preformatted_20_Text">
      <style:paragraph-properties fo:margin-top="0cm" fo:margin-bottom="0cm" loext:contextual-spacing="false"/>
      <style:text-properties officeooo:rsid="001372a1" officeooo:paragraph-rsid="001683b4"/>
    </style:style>
    <style:style style:name="P38" style:family="paragraph" style:parent-style-name="Preformatted_20_Text">
      <style:paragraph-properties fo:margin-top="0cm" fo:margin-bottom="0cm" loext:contextual-spacing="false"/>
      <style:text-properties officeooo:rsid="001372a1" officeooo:paragraph-rsid="00198861"/>
    </style:style>
    <style:style style:name="P39" style:family="paragraph" style:parent-style-name="Preformatted_20_Text">
      <style:paragraph-properties fo:margin-top="0cm" fo:margin-bottom="0cm" loext:contextual-spacing="false"/>
      <style:text-properties officeooo:paragraph-rsid="001372a1"/>
    </style:style>
    <style:style style:name="P40" style:family="paragraph" style:parent-style-name="Preformatted_20_Text">
      <style:paragraph-properties fo:margin-top="0cm" fo:margin-bottom="0cm" loext:contextual-spacing="false"/>
      <style:text-properties officeooo:rsid="00137bbe" officeooo:paragraph-rsid="00137bbe"/>
    </style:style>
    <style:style style:name="P41" style:family="paragraph" style:parent-style-name="Preformatted_20_Text">
      <style:paragraph-properties fo:margin-top="0cm" fo:margin-bottom="0cm" loext:contextual-spacing="false"/>
      <style:text-properties fo:font-weight="bold" officeooo:rsid="00164a30" officeooo:paragraph-rsid="00164a30" style:font-weight-asian="bold" style:font-weight-complex="bold"/>
    </style:style>
    <style:style style:name="P42" style:family="paragraph" style:parent-style-name="Preformatted_20_Text">
      <style:paragraph-properties fo:margin-top="0cm" fo:margin-bottom="0cm" loext:contextual-spacing="false"/>
      <style:text-properties officeooo:rsid="00150a2b" officeooo:paragraph-rsid="00150a2b"/>
    </style:style>
    <style:style style:name="P43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0f1d85" officeooo:paragraph-rsid="00137bbe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0f1d85" officeooo:paragraph-rsid="00150a2b" style:font-name-asian="Nimbus Mono L" style:font-size-asian="12pt" style:font-weight-asian="bold" style:font-name-complex="Liberation Mono" style:font-size-complex="12pt" style:font-weight-complex="bold"/>
    </style:style>
    <style:style style:name="P45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0f1d85" officeooo:paragraph-rsid="00198861" style:font-name-asian="Nimbus Mono L" style:font-size-asian="12pt" style:font-weight-asian="bold" style:font-name-complex="Liberation Mono" style:font-size-complex="12pt" style:font-weight-complex="bold"/>
    </style:style>
    <style:style style:name="P46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198861" officeooo:paragraph-rsid="00198861" style:font-name-asian="Nimbus Mono L" style:font-size-asian="12pt" style:font-weight-asian="bold" style:font-name-complex="Liberation Mono" style:font-size-complex="12pt" style:font-weight-complex="bold"/>
    </style:style>
    <style:style style:name="P47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200462" officeooo:paragraph-rsid="00200462" style:font-name-asian="Nimbus Mono L" style:font-size-asian="12pt" style:font-weight-asian="bold" style:font-name-complex="Liberation Mono" style:font-size-complex="12pt" style:font-weight-complex="bold"/>
    </style:style>
    <style:style style:name="P48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normal" officeooo:rsid="00198861" officeooo:paragraph-rsid="00198861" style:font-name-asian="Nimbus Mono L" style:font-size-asian="12pt" style:font-weight-asian="normal" style:font-name-complex="Liberation Mono" style:font-size-complex="12pt" style:font-weight-complex="normal"/>
    </style:style>
    <style:style style:name="P49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normal" officeooo:rsid="00200462" officeooo:paragraph-rsid="00200462" style:font-name-asian="Nimbus Mono L" style:font-size-asian="12pt" style:font-weight-asian="normal" style:font-name-complex="Liberation Mono" style:font-size-complex="12pt" style:font-weight-complex="normal"/>
    </style:style>
    <style:style style:name="P50" style:family="paragraph" style:parent-style-name="Preformatted_20_Text">
      <style:paragraph-properties fo:margin-top="0cm" fo:margin-bottom="0cm" loext:contextual-spacing="false"/>
      <style:text-properties officeooo:rsid="00164a30" officeooo:paragraph-rsid="00164a30"/>
    </style:style>
    <style:style style:name="P51" style:family="paragraph" style:parent-style-name="Preformatted_20_Text">
      <style:paragraph-properties fo:margin-top="0cm" fo:margin-bottom="0cm" loext:contextual-spacing="false"/>
      <style:text-properties officeooo:rsid="001683b4" officeooo:paragraph-rsid="001683b4"/>
    </style:style>
    <style:style style:name="P52" style:family="paragraph" style:parent-style-name="Preformatted_20_Text">
      <style:paragraph-properties fo:margin-top="0cm" fo:margin-bottom="0cm" loext:contextual-spacing="false"/>
      <style:text-properties officeooo:paragraph-rsid="001683b4"/>
    </style:style>
    <style:style style:name="P53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bold" officeooo:rsid="001b389d" officeooo:paragraph-rsid="001b389d" style:font-name-asian="Nimbus Mono L" style:font-size-asian="10pt" style:font-weight-asian="bold" style:font-name-complex="Liberation Mono" style:font-size-complex="10pt" style:font-weight-complex="bold"/>
    </style:style>
    <style:style style:name="P54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bold" officeooo:rsid="00200462" officeooo:paragraph-rsid="00200462" style:font-name-asian="Nimbus Mono L" style:font-size-asian="10pt" style:font-weight-asian="bold" style:font-name-complex="Liberation Mono" style:font-size-complex="10pt" style:font-weight-complex="bold"/>
    </style:style>
    <style:style style:name="P55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0f1d85" officeooo:paragraph-rsid="00198861" style:font-name-asian="Nimbus Mono L" style:font-size-asian="10pt" style:font-weight-asian="normal" style:font-name-complex="Liberation Mono" style:font-size-complex="10pt" style:font-weight-complex="normal"/>
    </style:style>
    <style:style style:name="P56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198861" officeooo:paragraph-rsid="00198861" style:font-name-asian="Nimbus Mono L" style:font-size-asian="10pt" style:font-weight-asian="normal" style:font-name-complex="Liberation Mono" style:font-size-complex="10pt" style:font-weight-complex="normal"/>
    </style:style>
    <style:style style:name="P57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1372a1" officeooo:paragraph-rsid="00198861" style:font-name-asian="Nimbus Mono L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1b389d" officeooo:paragraph-rsid="001b389d" style:font-name-asian="Nimbus Mono L" style:font-size-asian="10pt" style:font-weight-asian="normal" style:font-name-complex="Liberation Mono" style:font-size-complex="10pt" style:font-weight-complex="normal"/>
    </style:style>
    <style:style style:name="P59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137bbe" officeooo:paragraph-rsid="00198861" style:font-name-asian="Nimbus Mono L" style:font-size-asian="10pt" style:font-weight-asian="normal" style:font-name-complex="Liberation Mono" style:font-size-complex="10pt" style:font-weight-complex="normal"/>
    </style:style>
    <style:style style:name="P60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200462" officeooo:paragraph-rsid="00200462" style:font-name-asian="Nimbus Mono L" style:font-size-asian="10pt" style:font-weight-asian="normal" style:font-name-complex="Liberation Mono" style:font-size-complex="10pt" style:font-weight-complex="normal"/>
    </style:style>
    <style:style style:name="P61" style:family="paragraph" style:parent-style-name="Preformatted_20_Text">
      <style:paragraph-properties fo:margin-top="0cm" fo:margin-bottom="0cm" loext:contextual-spacing="false"/>
      <style:text-properties officeooo:paragraph-rsid="00198861"/>
    </style:style>
    <style:style style:name="P62" style:family="paragraph" style:parent-style-name="Standard">
      <style:text-properties officeooo:rsid="000f1d85" officeooo:paragraph-rsid="00216dd7"/>
    </style:style>
    <style:style style:name="P63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1683b4" officeooo:paragraph-rsid="00200462" style:font-name-asian="Nimbus Mono L" style:font-size-asian="12pt" style:font-weight-asian="bold" style:font-name-complex="Liberation Mono" style:font-size-complex="12pt" style:font-weight-complex="bold"/>
    </style:style>
    <style:style style:name="P64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normal" officeooo:rsid="00200462" officeooo:paragraph-rsid="00200462" style:font-name-asian="Nimbus Mono L" style:font-size-asian="12pt" style:font-weight-asian="normal" style:font-name-complex="Liberation Mono" style:font-size-complex="12pt" style:font-weight-complex="normal"/>
    </style:style>
    <style:style style:name="P65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216dd7" officeooo:paragraph-rsid="00216dd7" style:font-name-asian="Nimbus Mono L" style:font-size-asian="10pt" style:font-weight-asian="normal" style:font-name-complex="Liberation Mono" style:font-size-complex="10pt" style:font-weight-complex="normal"/>
    </style:style>
    <style:style style:name="P66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200462" officeooo:paragraph-rsid="00216dd7" style:font-name-asian="Nimbus Mono L" style:font-size-asian="10pt" style:font-weight-asian="normal" style:font-name-complex="Liberation Mono" style:font-size-complex="10pt" style:font-weight-complex="normal"/>
    </style:style>
    <style:style style:name="P67" style:family="paragraph" style:parent-style-name="Preformatted_20_Text">
      <style:paragraph-properties fo:margin-top="0cm" fo:margin-bottom="0cm" loext:contextual-spacing="false" fo:break-before="page"/>
      <style:text-properties style:font-name="Liberation Serif" fo:font-size="12pt" fo:font-weight="bold" officeooo:rsid="001683b4" officeooo:paragraph-rsid="00216dd7" style:font-size-asian="12pt" style:font-weight-asian="bold" style:font-size-complex="12pt" style:font-weight-complex="bold"/>
    </style:style>
    <style:style style:name="P68" style:family="paragraph" style:parent-style-name="Preformatted_20_Text">
      <style:paragraph-properties fo:margin-top="0cm" fo:margin-bottom="0cm" loext:contextual-spacing="false" fo:break-before="page"/>
      <style:text-properties style:font-name="Liberation Serif" fo:font-size="12pt" fo:font-weight="bold" officeooo:rsid="001683b4" officeooo:paragraph-rsid="00216dd7" style:font-name-asian="Nimbus Mono L" style:font-size-asian="12pt" style:font-weight-asian="bold" style:font-name-complex="Liberation Mono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ceac" style:font-weight-asian="bold" style:font-weight-complex="bold"/>
    </style:style>
    <style:style style:name="T3" style:family="text">
      <style:text-properties fo:font-weight="bold" officeooo:rsid="00216dd7" style:font-weight-asian="bold" style:font-weight-complex="bold"/>
    </style:style>
    <style:style style:name="T4" style:family="text">
      <style:text-properties fo:font-weight="bold" officeooo:rsid="0022b8d1" style:font-weight-asian="bold" style:font-weight-complex="bold"/>
    </style:style>
    <style:style style:name="T5" style:family="text">
      <style:text-properties officeooo:rsid="000cceac"/>
    </style:style>
    <style:style style:name="T6" style:family="text">
      <style:text-properties officeooo:rsid="000f1d85"/>
    </style:style>
    <style:style style:name="T7" style:family="text">
      <style:text-properties officeooo:rsid="00115810"/>
    </style:style>
    <style:style style:name="T8" style:family="text">
      <style:text-properties officeooo:rsid="001372a1"/>
    </style:style>
    <style:style style:name="T9" style:family="text">
      <style:text-properties officeooo:rsid="00137bbe"/>
    </style:style>
    <style:style style:name="T10" style:family="text">
      <style:text-properties officeooo:rsid="001683b4"/>
    </style:style>
    <style:style style:name="T11" style:family="text">
      <style:text-properties officeooo:rsid="001b389d"/>
    </style:style>
    <style:style style:name="T12" style:family="text">
      <style:text-properties style:font-name="Liberation Serif" fo:font-size="12pt" fo:font-weight="bold" officeooo:rsid="001683b4" style:font-size-asian="12pt" style:font-weight-asian="bold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2b8d1" style:font-weight-asian="normal" style:font-weight-complex="normal"/>
    </style:style>
    <style:style style:name="T15" style:family="text">
      <style:text-properties officeooo:rsid="00216dd7"/>
    </style:style>
    <style:style style:name="T16" style:family="text">
      <style:text-properties officeooo:rsid="0022b8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cle DBMS_CRYPTO <text:span text:style-name="T5">package</text:span></text:p>
      <text:p text:style-name="P1"/>
      <text:p text:style-name="P2"><text:span text:style-name="T1">Environment</text:span> : Oracle 11g - 11.2.0.1.0 - 64bit Production</text:p>
      <text:p text:style-name="P2"/>
      <text:p text:style-name="P2">SQL*Plus: Release 11.2.0.1.0 Production on Wed Apr 27 10:16:36 2016</text:p>
      <text:p text:style-name="P2"/>
      <text:p text:style-name="P2">Copyright (c) 1982, 2009, Oracle. <text:s/>All rights reserved.</text:p>
      <text:p text:style-name="P2"/>
      <text:p text:style-name="P2">Enter user-name: system</text:p>
      <text:p text:style-name="P2">Enter password: </text:p>
      <text:p text:style-name="P2"/>
      <text:p text:style-name="P2">Connected to:</text:p>
      <text:p text:style-name="P2">Oracle Database 11g Enterprise Edition Release 11.2.0.1.0 - 64bit Production</text:p>
      <text:p text:style-name="P2">With the Partitioning, OLAP, Data Mining and Real Application Testing options</text:p>
      <text:p text:style-name="P2"/>
      <text:p text:style-name="P2"><text:span text:style-name="T1">List </text:span><text:span text:style-name="T3">of installed </text:span><text:span text:style-name="T1">packages</text:span>:</text:p>
      <text:p text:style-name="P2"/>
      <text:p text:style-name="P2">SELECT DISTINCT Owner, Object_Type, Object_Name FROM DBA_Objects_AE</text:p>
      <text:p text:style-name="P2"><text:s text:c="5"/>WHERE Owner = 'SYS'</text:p>
      <text:p text:style-name="P2"><text:s text:c="5"/>AND Object_Type ='PACKAGE'</text:p>
      <text:p text:style-name="P2"><text:s text:c="5"/>and object_name like '%CRYPTO%'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WNER</text:p>
          </table:table-cell>
          <table:table-cell table:style-name="Table1.A1" office:value-type="string">
            <text:p text:style-name="P3">OBJECT_TYPE</text:p>
          </table:table-cell>
          <table:table-cell table:style-name="Table1.C1" office:value-type="string">
            <text:p text:style-name="P3">OBJECT_NAME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2" office:value-type="string">
            <text:p text:style-name="P2">PACKAGE</text:p>
          </table:table-cell>
          <table:table-cell table:style-name="Table1.C2" office:value-type="string">
            <text:p text:style-name="P2">DBMS_CRYPTO_TOOLKIT_FFI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3" office:value-type="string">
            <text:p text:style-name="P2">PACKAGE</text:p>
          </table:table-cell>
          <table:table-cell table:style-name="Table1.C3" office:value-type="string">
            <text:p text:style-name="P2">DBMS_CRYPTO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4" office:value-type="string">
            <text:p text:style-name="P2">PACKAGE</text:p>
          </table:table-cell>
          <table:table-cell table:style-name="Table1.C4" office:value-type="string">
            <text:p text:style-name="P2">DBMS_CRYPTO_TOOLKIT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5" office:value-type="string">
            <text:p text:style-name="P2">PACKAGE</text:p>
          </table:table-cell>
          <table:table-cell table:style-name="Table1.C5" office:value-type="string">
            <text:p text:style-name="P2">DBMS_CRYPTO_TOOLKIT_TYPES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6" office:value-type="string">
            <text:p text:style-name="P2">PACKAGE</text:p>
          </table:table-cell>
          <table:table-cell table:style-name="Table1.C6" office:value-type="string">
            <text:p text:style-name="P2">DBMS_CRYPTO_FFI</text:p>
          </table:table-cell>
        </table:table-row>
      </table:table>
      <text:p text:style-name="P2"/>
      <text:p text:style-name="P20"><text:span text:style-name="T3">Who has access</text:span><text:span text:style-name="T1">?</text:span></text:p>
      <text:p text:style-name="P22"/>
      <text:p text:style-name="P22"><text:bookmark-start text:name="__DdeLink__237_1189538308"/>SELECT * FROM sys.dba_tab_privs WHERE <text:s/>table_name like '%DBMS_CRYPTO%';<text:bookmark-end text:name="__DdeLink__237_1189538308"/>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3">GRANTEE</text:p>
          </table:table-cell>
          <table:table-cell table:style-name="Table2.A1" office:value-type="string">
            <text:p text:style-name="P23">OWNER</text:p>
          </table:table-cell>
          <table:table-cell table:style-name="Table2.A1" office:value-type="string">
            <text:p text:style-name="P23">TABLE_NAME</text:p>
          </table:table-cell>
          <table:table-cell table:style-name="Table2.A1" office:value-type="string">
            <text:p text:style-name="P23">GRANTOR</text:p>
          </table:table-cell>
          <table:table-cell table:style-name="Table2.A1" office:value-type="string">
            <text:p text:style-name="P23">PRIVILEGE</text:p>
          </table:table-cell>
          <table:table-cell table:style-name="Table2.A1" office:value-type="string">
            <text:p text:style-name="P23">GRANTABLE</text:p>
          </table:table-cell>
          <table:table-cell table:style-name="Table2.G1" office:value-type="string">
            <text:p text:style-name="P23">HIERARCHY</text:p>
          </table:table-cell>
        </table:table-row>
        <table:table-row>
          <table:table-cell table:style-name="Table2.A5" office:value-type="string">
            <text:p text:style-name="P22">OWBSYS</text:p>
          </table:table-cell>
          <table:table-cell table:style-name="Table2.B2" office:value-type="string">
            <text:p text:style-name="P22">SYS</text:p>
          </table:table-cell>
          <table:table-cell table:style-name="Table2.C2" office:value-type="string">
            <text:p text:style-name="P22">DBMS_CRYPTO</text:p>
          </table:table-cell>
          <table:table-cell table:style-name="Table2.D2" office:value-type="string">
            <text:p text:style-name="P22">SYS</text:p>
          </table:table-cell>
          <table:table-cell table:style-name="Table2.E2" office:value-type="string">
            <text:p text:style-name="P22">EXECUTE</text:p>
          </table:table-cell>
          <table:table-cell table:style-name="Table2.F2" office:value-type="string">
            <text:p text:style-name="P22">YES</text:p>
          </table:table-cell>
          <table:table-cell table:style-name="Table2.G5" office:value-type="string">
            <text:p text:style-name="P22">NO</text:p>
          </table:table-cell>
        </table:table-row>
        <table:table-row>
          <table:table-cell table:style-name="Table2.A5" office:value-type="string">
            <text:p text:style-name="P22">APEX_030200</text:p>
          </table:table-cell>
          <table:table-cell table:style-name="Table2.B3" office:value-type="string">
            <text:p text:style-name="P22">SYS</text:p>
          </table:table-cell>
          <table:table-cell table:style-name="Table2.C3" office:value-type="string">
            <text:p text:style-name="P22">DBMS_CRYPTO</text:p>
          </table:table-cell>
          <table:table-cell table:style-name="Table2.D3" office:value-type="string">
            <text:p text:style-name="P22">SYS</text:p>
          </table:table-cell>
          <table:table-cell table:style-name="Table2.E3" office:value-type="string">
            <text:p text:style-name="P22">EXECUTE</text:p>
          </table:table-cell>
          <table:table-cell table:style-name="Table2.F3" office:value-type="string">
            <text:p text:style-name="P22">NO</text:p>
          </table:table-cell>
          <table:table-cell table:style-name="Table2.G5" office:value-type="string">
            <text:p text:style-name="P22">NO</text:p>
          </table:table-cell>
        </table:table-row>
        <table:table-row>
          <table:table-cell table:style-name="Table2.A5" office:value-type="string">
            <text:p text:style-name="P22">SYSMAN</text:p>
          </table:table-cell>
          <table:table-cell table:style-name="Table2.B4" office:value-type="string">
            <text:p text:style-name="P22">SYS</text:p>
          </table:table-cell>
          <table:table-cell table:style-name="Table2.C4" office:value-type="string">
            <text:p text:style-name="P22">DBMS_CRYPTO</text:p>
          </table:table-cell>
          <table:table-cell table:style-name="Table2.D4" office:value-type="string">
            <text:p text:style-name="P22">SYS</text:p>
          </table:table-cell>
          <table:table-cell table:style-name="Table2.E4" office:value-type="string">
            <text:p text:style-name="P22">EXECUTE</text:p>
          </table:table-cell>
          <table:table-cell table:style-name="Table2.F4" office:value-type="string">
            <text:p text:style-name="P22">NO</text:p>
          </table:table-cell>
          <table:table-cell table:style-name="Table2.G5" office:value-type="string">
            <text:p text:style-name="P22">NO</text:p>
          </table:table-cell>
        </table:table-row>
        <table:table-row>
          <table:table-cell table:style-name="Table2.A5" office:value-type="string">
            <text:p text:style-name="P22">PUBLIC</text:p>
          </table:table-cell>
          <table:table-cell table:style-name="Table2.B5" office:value-type="string">
            <text:p text:style-name="P22">SYS</text:p>
          </table:table-cell>
          <table:table-cell table:style-name="Table2.C5" office:value-type="string">
            <text:p text:style-name="P22">DBMS_CRYPTO_TOOLKIT</text:p>
          </table:table-cell>
          <table:table-cell table:style-name="Table2.D5" office:value-type="string">
            <text:p text:style-name="P22">SYS</text:p>
          </table:table-cell>
          <table:table-cell table:style-name="Table2.E5" office:value-type="string">
            <text:p text:style-name="P22">EXECUTE</text:p>
          </table:table-cell>
          <table:table-cell table:style-name="Table2.F5" office:value-type="string">
            <text:p text:style-name="P22">NO</text:p>
          </table:table-cell>
          <table:table-cell table:style-name="Table2.G5" office:value-type="string">
            <text:p text:style-name="P22">NO</text:p>
          </table:table-cell>
        </table:table-row>
      </table:table>
      <text:p text:style-name="P19"/>
      <text:p text:style-name="P19"><text:span text:style-name="T3">Grant acces</text:span><text:span text:style-name="T2">s</text:span><text:span text:style-name="T5">: </text:span>grant execute on DBMS_CRYPTO to user</text:p>
      <text:p text:style-name="P2"/>
      <text:p text:style-name="P2"/>
      <text:p text:style-name="P32"><text:span text:style-name="T3">Preparing the data</text:span> : </text:p>
      <text:p text:style-name="P5">Ex<text:span text:style-name="T15">a</text:span>mple <text:span text:style-name="T15">of</text:span> source :</text:p>
      <text:p text:style-name="P5">SELECT ID,CODE,NAME,CREATED_BY FROM "ODQ_APP"."BUSINESS_AREAS"</text:p>
      <text:p text:style-name="P5"/>
      <text:p text:style-name="P21">Convert <text:span text:style-name="T15">the fiel to RAW</text:span> : UTL_I18N.STRING_TO_RAW (string, 'AL32UTF8')</text:p>
      <text:p text:style-name="P6">SELECT ID,CODE,NAME,UTL_I18N.STRING_TO_RAW (NAME, 'AL32UTF8') as RAW_NAME,CREATED_BY FROM "ODQ_APP"."BUSINESS_AREAS";</text:p>
      <text:p text:style-name="P6"/>
      <text:p text:style-name="P7"><text:span text:style-name="T1">Cr</text:span><text:span text:style-name="T3">e</text:span><text:span text:style-name="T1">at</text:span><text:span text:style-name="T3">ing the crypting</text:span><text:span text:style-name="T1"> f</text:span><text:span text:style-name="T3">u</text:span><text:span text:style-name="T1">nction</text:span>:</text:p>
      <text:p text:style-name="P7"/>
      <text:p text:style-name="P10"><text:bookmark-start text:name="__DdeLink__264_319221092"/><text:bookmark-start text:name="__DdeLink__266_319221092"/><text:bookmark-start text:name="__DdeLink__258_319221092"/>create or replace function <text:span text:style-name="T7">odq_app.</text:span>pseudo(input_field IN varchar2)</text:p>
      <text:p text:style-name="P10"><text:s text:c="2"/>return raw</text:p>
      <text:p text:style-name="P10"><text:s text:c="2"/>is <text:s text:c="3"/></text:p>
      <text:p text:style-name="P28"><text:s text:c="4"/>encrypted_raw <text:s text:c="5"/>RAW (2000); <text:s text:c="12"/>-- stores encrypted binary text</text:p>
      <text:p text:style-name="Preformatted_20_Text"><text:s text:c="4"/>num_key_bytes <text:s text:c="5"/>NUMBER := 256/8; <text:s text:c="7"/>-- key length 256 bits (32 bytes) </text:p>
      <text:p text:style-name="Preformatted_20_Text"><text:s text:c="4"/>key_bytes_raw <text:s text:c="5"/>RAW (32); <text:s text:c="14"/>-- stores 256-bit encryption key</text:p>
      <text:p text:style-name="Preformatted_20_Text"><text:s text:c="4"/>encryption_type <text:s text:c="3"/>PLS_INTEGER := <text:s text:c="9"/>-- total encryption type</text:p>
      <text:p text:style-name="P24"><text:s text:c="25"/>DBMS_CRYPTO.ENCRYPT_AES256 </text:p>
      <text:p text:style-name="P34"><text:s text:c="25"/>+ DBMS_CRYPTO.CHAIN_CBC</text:p>
      <text:p text:style-name="P34"><text:s text:c="25"/>+ DBMS_CRYPTO.PAD_PKCS5;</text:p>
      <text:p text:style-name="P34"><text:s text:c="2"/><text:span text:style-name="T6">begin</text:span></text:p>
      <text:p text:style-name="P33"><text:s text:c="4"/>--key_bytes_raw := DBMS_CRYPTO.RANDOMBYTES (num_key_bytes);</text:p>
      <text:p text:style-name="P36"><text:s text:c="4"/>key_bytes_raw := UTL_I18N.STRING_TO_RAW('AAAAAAAAAAAAAAAAAAAAAAAAAAAAAAAA');</text:p>
      <text:p text:style-name="P33"><text:s text:c="4"/>encrypted_raw := DBMS_CRYPTO.ENCRYPT</text:p>
      <text:p text:style-name="P33"><text:s text:c="6"/>(</text:p>
      <text:p text:style-name="P33"><text:s text:c="9"/>src =&gt; UTL_I18N.STRING_TO_RAW (input_<text:span text:style-name="T6">field</text:span>, <text:s/>'AL32UTF8'),</text:p>
      <text:p text:style-name="P33"><text:s text:c="9"/>typ =&gt; encryption_type,</text:p>
      <text:p text:style-name="P33"><text:s text:c="9"/>key =&gt; key_bytes_raw</text:p>
      <text:p text:style-name="P33"><text:s text:c="6"/>);</text:p>
      <text:p text:style-name="P35"><text:s text:c="4"/><text:span text:style-name="T6">return <text:s/>encrypted_raw;</text:span></text:p>
      <text:p text:style-name="P35"><text:s text:c="2"/><text:span text:style-name="T6">end;</text:span><text:bookmark-end text:name="__DdeLink__266_319221092"/><text:bookmark-end text:name="__DdeLink__264_319221092"/><text:bookmark-end text:name="__DdeLink__258_319221092"/></text:p>
      <text:p text:style-name="P7"/>
      <text:p text:style-name="P4"><text:span text:style-name="T15">Usage</text:span>:</text:p>
      <text:p text:style-name="P4"/>
      <text:p text:style-name="P17"><text:bookmark-start text:name="__DdeLink__270_319221092"/><text:bookmark-start text:name="__DdeLink__891_795917107"/>SELECT ID, NAME, odq_app.pseudo(name) as Pseudonyme FROM ODQ_APP.BUSINESS_AREAS <text:span text:style-name="T8">where id&lt;1219</text:span><text:bookmark-end text:name="__DdeLink__270_319221092"/><text:bookmark-end text:name="__DdeLink__891_795917107"/></text:p>
      <text:p text:style-name="P17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4">ID</text:p>
          </table:table-cell>
          <table:table-cell table:style-name="Table3.A1" office:value-type="string">
            <text:p text:style-name="P4">NAME</text:p>
          </table:table-cell>
          <table:table-cell table:style-name="Table3.C1" office:value-type="string">
            <text:p text:style-name="P4">PSEUDONYME</text:p>
          </table:table-cell>
        </table:table-row>
        <table:table-row>
          <table:table-cell table:style-name="Table3.A2" office:value-type="string">
            <text:p text:style-name="P17">1,214</text:p>
          </table:table-cell>
          <table:table-cell table:style-name="Table3.B2" office:value-type="string">
            <text:p text:style-name="P17">Advanced Supply Chain Planning</text:p>
          </table:table-cell>
          <table:table-cell table:style-name="Table3.C2" office:value-type="string">
            <text:p text:style-name="P18">71 <text:s/>86 <text:s/>9b <text:s/>33 <text:s/>28 <text:s/>a2 <text:s/>43 <text:s/>80 <text:s/>da <text:s/>f8 <text:s/>7c <text:s/>48 <text:s/>2b <text:s/>e5 <text:s/>89 <text:s/>c6 <text:s/>4f <text:s/>29 <text:s/>24 <text:s/>72 <text:s/>1c <text:s/>a6 <text:s/>0d <text:s/>a2 <text:s/>18 <text:s/>dd <text:s/>03 <text:s/>ed <text:s/>8f <text:s/>84 <text:s/>0f <text:s/>98 <text:s/></text:p>
          </table:table-cell>
        </table:table-row>
        <table:table-row>
          <table:table-cell table:style-name="Table3.A3" office:value-type="string">
            <text:p text:style-name="P17">1,215</text:p>
          </table:table-cell>
          <table:table-cell table:style-name="Table3.B3" office:value-type="string">
            <text:p text:style-name="P17">Process Manufacturing</text:p>
          </table:table-cell>
          <table:table-cell table:style-name="Table3.C3" office:value-type="string">
            <text:p text:style-name="P18">e3 <text:s/>20 <text:s/>3b <text:s/>ca <text:s/>eb <text:s/>90 <text:s/>af <text:s/>de <text:s/>d9 <text:s/>97 <text:s/>47 <text:s/>02 <text:s/>b1 <text:s/>9d <text:s/>e4 <text:s/>33 <text:s/>91 <text:s/>01 <text:s/>f0 <text:s/>8e <text:s/>3e <text:s/>76 <text:s/>ee <text:s/>75 <text:s/>9c <text:s/>fd <text:s/>3c <text:s/>45 <text:s/>64 <text:s/>aa <text:s/>95 <text:s/>8a <text:s/></text:p>
          </table:table-cell>
        </table:table-row>
        <table:table-row>
          <table:table-cell table:style-name="Table3.A4" office:value-type="string">
            <text:p text:style-name="P17">1,216</text:p>
          </table:table-cell>
          <table:table-cell table:style-name="Table3.B4" office:value-type="string">
            <text:p text:style-name="P17">Enterprise Asset Management</text:p>
          </table:table-cell>
          <table:table-cell table:style-name="Table3.C4" office:value-type="string">
            <text:p text:style-name="P18">44 <text:s/>29 <text:s/>f0 <text:s/>6f <text:s/>ca <text:s/>7f <text:s/>f9 <text:s/>15 <text:s/>40 <text:s/>fd <text:s/>6d <text:s/>6f <text:s/>f1 <text:s/>7d <text:s/>60 <text:s/>07 <text:s/>af <text:s/>82 <text:s/>fd <text:s/>be <text:s/>32 <text:s/>7f <text:s/>71 <text:s/>18 <text:s/>fd <text:s/>48 <text:s/>2c <text:s/>a0 <text:s/>44 <text:s/>99 <text:s/>af <text:s/>36 <text:s/></text:p>
          </table:table-cell>
        </table:table-row>
        <table:table-row>
          <table:table-cell table:style-name="Table3.A5" office:value-type="string">
            <text:p text:style-name="P17">1,217</text:p>
          </table:table-cell>
          <table:table-cell table:style-name="Table3.B5" office:value-type="string">
            <text:p text:style-name="P17">Purchase Order Management</text:p>
          </table:table-cell>
          <table:table-cell table:style-name="Table3.C5" office:value-type="string">
            <text:p text:style-name="P18">d2 <text:s/>7c <text:s/>3f <text:s/>07 <text:s/>2e <text:s/>83 <text:s/>59 <text:s/>d7 <text:s/>b7 <text:s/>ba <text:s/>cf <text:s/>11 <text:s/>e0 <text:s/>ff <text:s/>54 <text:s/>21 <text:s/>9b <text:s/>bb <text:s/>f7 <text:s/>e0 <text:s/>54 <text:s/>0a <text:s/>79 <text:s/>a5 <text:s/>6c <text:s/>f7 <text:s/>1f <text:s/>82 <text:s/>44 <text:s/>7c <text:s/>84 <text:s/>c5 <text:s/></text:p>
          </table:table-cell>
        </table:table-row>
        <table:table-row>
          <table:table-cell table:style-name="Table3.A6" office:value-type="string">
            <text:p text:style-name="P17">1,218</text:p>
          </table:table-cell>
          <table:table-cell table:style-name="Table3.B6" office:value-type="string">
            <text:p text:style-name="P17">Inventory Management</text:p>
          </table:table-cell>
          <table:table-cell table:style-name="Table3.C6" office:value-type="string">
            <text:p text:style-name="P18">54 <text:s/>9d <text:s/>70 <text:s/>00 <text:s/>4f <text:s/>88 <text:s/>f9 <text:s/>76 <text:s/>ce <text:s/>50 <text:s/>13 <text:s/>d0 <text:s/>02 <text:s/>1b <text:s/>3c <text:s/>c0 <text:s/>4f <text:s/>a4 <text:s/>b2 <text:s/>37 <text:s/>e6 <text:s/>8d <text:s/>39 <text:s/>b2 <text:s/>56 <text:s/>29 <text:s/>9c <text:s/>8d <text:s/>89 <text:s/>aa <text:s/>74 <text:s/>39 </text:p>
          </table:table-cell>
        </table:table-row>
      </table:table>
      <text:p text:style-name="P62"><text:soft-page-break/><text:span text:style-name="T1">Cr</text:span><text:span text:style-name="T3">e</text:span><text:span text:style-name="T1">at</text:span><text:span text:style-name="T3">ing the decrypting</text:span><text:span text:style-name="T1"> f</text:span><text:span text:style-name="T3">u</text:span><text:span text:style-name="T1">nction</text:span>:</text:p>
      <text:p text:style-name="P8"/>
      <text:p text:style-name="P11"><text:bookmark-start text:name="__DdeLink__264_3192210928"/><text:bookmark-start text:name="__DdeLink__266_3192210929"/><text:bookmark-start text:name="__DdeLink__286_319221092"/><text:bookmark-start text:name="__DdeLink__258_3192210927"/>create or replace function <text:span text:style-name="T7">odq_app.de</text:span>pseudo(input_field IN <text:span text:style-name="T8">raw</text:span>)</text:p>
      <text:p text:style-name="P11"><text:s text:c="2"/>return <text:span text:style-name="T8">varchar2</text:span></text:p>
      <text:p text:style-name="P12"><text:s text:c="2"/>is</text:p>
      <text:p text:style-name="P12"><text:s text:c="4"/><text:span text:style-name="T9">de</text:span>crypted_raw <text:s text:c="5"/>RAW (2000); <text:s text:c="12"/>-- stores <text:span text:style-name="T9">de</text:span>crypted binary text <text:s text:c="3"/></text:p>
      <text:p text:style-name="P29"><text:s text:c="4"/>decrypted_string <text:s text:c="2"/>VARCHAR2 (2000); <text:s text:c="7"/>-- stores decrypted string</text:p>
      <text:p text:style-name="P25"><text:s text:c="4"/>num_key_bytes <text:s text:c="5"/>NUMBER := 256/8; <text:s text:c="7"/>-- key length 256 bits (32 bytes) </text:p>
      <text:p text:style-name="P25"><text:s text:c="4"/>key_bytes_raw <text:s text:c="5"/>RAW (32); <text:s text:c="14"/>-- stores 256-bit encryption key</text:p>
      <text:p text:style-name="P25"><text:s text:c="4"/>encryption_type <text:s text:c="3"/>PLS_INTEGER := <text:s text:c="9"/>-- total encryption type</text:p>
      <text:p text:style-name="P25"><text:s text:c="25"/>DBMS_CRYPTO.ENCRYPT_AES256 </text:p>
      <text:p text:style-name="P39"><text:s text:c="25"/>+ DBMS_CRYPTO.CHAIN_CBC</text:p>
      <text:p text:style-name="P39"><text:s text:c="25"/>+ DBMS_CRYPTO.PAD_PKCS5;</text:p>
      <text:p text:style-name="P39"><text:s text:c="2"/><text:span text:style-name="T6">begin</text:span></text:p>
      <text:p text:style-name="P39"><text:s text:c="4"/>--key_bytes_raw := DBMS_CRYPTO.RANDOMBYTES (num_key_bytes);</text:p>
      <text:p text:style-name="P36"><text:s text:c="4"/>key_bytes_raw := UTL_I18N.STRING_TO_RAW(<text:bookmark-start text:name="__DdeLink__291_319221092"/>'AAAAAAAAAAAAAAAAAAAAAAAAAAAAAAAA'<text:bookmark-end text:name="__DdeLink__291_319221092"/>);</text:p>
      <text:p text:style-name="P39"><text:s text:c="4"/><text:span text:style-name="T9">de</text:span>crypted_raw := DBMS_CRYPTO.<text:span text:style-name="T8">DE</text:span>CRYPT</text:p>
      <text:p text:style-name="P39"><text:s text:c="6"/>(</text:p>
      <text:p text:style-name="P39"><text:s text:c="9"/>src =&gt; (input_<text:span text:style-name="T6">field</text:span>),</text:p>
      <text:p text:style-name="P39"><text:s text:c="9"/>typ =&gt; encryption_type,</text:p>
      <text:p text:style-name="P39"><text:s text:c="9"/>key =&gt; key_bytes_raw</text:p>
      <text:p text:style-name="P39"><text:s text:c="6"/>);</text:p>
      <text:p text:style-name="P39"><text:span text:style-name="T9"><text:s text:c="4"/>decrypted_string := </text:span>UTL_I18N.RAW_TO_CHAR (decrypted_raw, 'AL32UTF8');</text:p>
      <text:p text:style-name="P39"><text:s text:c="4"/><text:span text:style-name="T6">return decrypted_string;</text:span></text:p>
      <text:p text:style-name="P36"><text:s text:c="2"/><text:span text:style-name="T6">end;</text:span><text:bookmark-end text:name="__DdeLink__258_3192210927"/><text:bookmark-end text:name="__DdeLink__264_3192210928"/><text:bookmark-end text:name="__DdeLink__266_3192210929"/><text:bookmark-end text:name="__DdeLink__286_319221092"/></text:p>
      <text:p text:style-name="P36"/>
      <text:p text:style-name="P43">C<text:span text:style-name="T15">reating the test dataset</text:span>:</text:p>
      <text:p text:style-name="P40"/>
      <text:p text:style-name="P40">create table odq_app.ps_business_areas as (</text:p>
      <text:p text:style-name="P40">SELECT ID, NAME, odq_app.pseudo(name) as Pseudonyme FROM ODQ_APP.BUSINESS_AREAS where id&lt;1219)</text:p>
      <text:p text:style-name="P40"/>
      <text:p text:style-name="P44"><text:span text:style-name="T15">Usage</text:span>:</text:p>
      <text:p text:style-name="P42"/>
      <text:p text:style-name="P42">SELECT ID, NAME, odq_app.depseudo(pseudonyme) FROM ODQ_APP.PS_BUSINESS_AREAS</text:p>
      <text:p text:style-name="P4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1">ID</text:p>
          </table:table-cell>
          <table:table-cell table:style-name="Table4.A1" office:value-type="string">
            <text:p text:style-name="P41">NAME</text:p>
          </table:table-cell>
          <table:table-cell table:style-name="Table4.C1" office:value-type="string">
            <text:p text:style-name="P41">ODQ_APP.DEPSEUDO(PSEUDONYME)</text:p>
          </table:table-cell>
        </table:table-row>
        <table:table-row>
          <table:table-cell table:style-name="Table4.A6" office:value-type="string">
            <text:p text:style-name="P50">1,214</text:p>
          </table:table-cell>
          <table:table-cell table:style-name="Table4.B2" office:value-type="string">
            <text:p text:style-name="P50">Advanced Supply Chain Planning</text:p>
          </table:table-cell>
          <table:table-cell table:style-name="Table4.C2" office:value-type="string">
            <text:p text:style-name="P50">Advanced Supply Chain Planning</text:p>
          </table:table-cell>
        </table:table-row>
        <table:table-row>
          <table:table-cell table:style-name="Table4.A6" office:value-type="string">
            <text:p text:style-name="P50">1,215</text:p>
          </table:table-cell>
          <table:table-cell table:style-name="Table4.B3" office:value-type="string">
            <text:p text:style-name="P50">Process Manufacturing</text:p>
          </table:table-cell>
          <table:table-cell table:style-name="Table4.C3" office:value-type="string">
            <text:p text:style-name="P50">Process Manufacturing</text:p>
          </table:table-cell>
        </table:table-row>
        <table:table-row>
          <table:table-cell table:style-name="Table4.A6" office:value-type="string">
            <text:p text:style-name="P50">1,216</text:p>
          </table:table-cell>
          <table:table-cell table:style-name="Table4.B4" office:value-type="string">
            <text:p text:style-name="P50">Enterprise Asset Management</text:p>
          </table:table-cell>
          <table:table-cell table:style-name="Table4.C4" office:value-type="string">
            <text:p text:style-name="P50">Enterprise Asset Management</text:p>
          </table:table-cell>
        </table:table-row>
        <table:table-row>
          <table:table-cell table:style-name="Table4.A6" office:value-type="string">
            <text:p text:style-name="P50">1,217</text:p>
          </table:table-cell>
          <table:table-cell table:style-name="Table4.B5" office:value-type="string">
            <text:p text:style-name="P50">Purchase Order Management</text:p>
          </table:table-cell>
          <table:table-cell table:style-name="Table4.C5" office:value-type="string">
            <text:p text:style-name="P50">Purchase Order Management</text:p>
          </table:table-cell>
        </table:table-row>
        <table:table-row>
          <table:table-cell table:style-name="Table4.A6" office:value-type="string">
            <text:p text:style-name="P50">1,218</text:p>
          </table:table-cell>
          <table:table-cell table:style-name="Table4.B6" office:value-type="string">
            <text:p text:style-name="P50">Inventory Management</text:p>
          </table:table-cell>
          <table:table-cell table:style-name="Table4.C6" office:value-type="string">
            <text:p text:style-name="P50">Inventory Management</text:p>
          </table:table-cell>
        </table:table-row>
      </table:table>
      <text:p text:style-name="P50"/>
      <text:p text:style-name="P50"/>
      <text:p text:style-name="P67"><text:span text:style-name="T6">Creating the crypting function with the key as parameter</text:span><text:bookmark-start text:name="__DdeLink__893_612454873"/>:<text:bookmark-end text:name="__DdeLink__893_612454873"/></text:p>
      <text:p text:style-name="P51"/>
      <text:p text:style-name="P14"><text:bookmark-start text:name="__DdeLink__309_319221092"/><text:bookmark-start text:name="__DdeLink__289_319221092"/>create or replace function <text:span text:style-name="T7">odq_app.</text:span>pseudo(</text:p>
      <text:p text:style-name="P14">input_field IN varchar2, </text:p>
      <text:p text:style-name="P14"><text:span text:style-name="T10">input_key IN varchar2</text:span>)</text:p>
      <text:p text:style-name="P13"><text:s text:c="2"/>return raw</text:p>
      <text:p text:style-name="P13"><text:s text:c="2"/>is <text:s text:c="3"/></text:p>
      <text:p text:style-name="P30"><text:s text:c="4"/>encrypted_raw <text:s text:c="5"/>RAW (2000); <text:s text:c="12"/>-- stores encrypted binary text</text:p>
      <text:p text:style-name="P26"><text:s text:c="4"/>num_key_bytes <text:s text:c="5"/>NUMBER := 256/8; <text:s text:c="7"/>-- key length 256 bits (32 bytes) </text:p>
      <text:p text:style-name="P26"><text:s text:c="4"/>key_bytes_raw <text:s text:c="5"/>RAW (32); <text:s text:c="14"/>-- stores 256-bit encryption key</text:p>
      <text:p text:style-name="P26"><text:s text:c="4"/>encryption_type <text:s text:c="3"/>PLS_INTEGER := <text:s text:c="9"/>-- total encryption type</text:p>
      <text:p text:style-name="P26"><text:s text:c="25"/>DBMS_CRYPTO.ENCRYPT_AES256 </text:p>
      <text:p text:style-name="P52"><text:s text:c="25"/>+ DBMS_CRYPTO.CHAIN_CBC</text:p>
      <text:p text:style-name="P52"><text:s text:c="25"/>+ DBMS_CRYPTO.PAD_PKCS5;</text:p>
      <text:p text:style-name="P52"><text:s text:c="2"/><text:span text:style-name="T6">begin</text:span></text:p>
      <text:p text:style-name="P52"><text:s text:c="4"/>--key_bytes_raw := DBMS_CRYPTO.RANDOMBYTES (num_key_bytes);</text:p>
      <text:p text:style-name="P37"><text:s text:c="4"/>key_bytes_raw := UTL_I18N.STRING_TO_RAW(<text:span text:style-name="T10">input_key</text:span>);</text:p>
      <text:p text:style-name="P52"><text:s text:c="4"/>encrypted_raw := DBMS_CRYPTO.ENCRYPT</text:p>
      <text:p text:style-name="P52"><text:s text:c="6"/>(</text:p>
      <text:p text:style-name="P52"><text:s text:c="9"/>src =&gt; UTL_I18N.STRING_TO_RAW (input_<text:span text:style-name="T6">field</text:span>, <text:s/>'AL32UTF8'),</text:p>
      <text:p text:style-name="P52"><text:s text:c="9"/>typ =&gt; encryption_type,</text:p>
      <text:p text:style-name="P52"><text:s text:c="9"/>key =&gt; key_bytes_raw</text:p>
      <text:p text:style-name="P52"><text:s text:c="6"/>);</text:p>
      <text:p text:style-name="P52"><text:s text:c="4"/><text:span text:style-name="T6">return <text:s/>encrypted_raw;</text:span></text:p>
      <text:p text:style-name="P51"><text:s text:c="2"/><text:span text:style-name="T6">end;</text:span><text:bookmark-end text:name="__DdeLink__309_319221092"/><text:bookmark-end text:name="__DdeLink__289_319221092"/></text:p>
      <text:p text:style-name="P51"/>
      <text:p text:style-name="P45"><text:span text:style-name="T15">Usage</text:span>:</text:p>
      <text:p text:style-name="P45"/>
      <text:p text:style-name="P59"><text:bookmark-start text:name="__DdeLink__891_612454873"/><text:bookmark-start text:name="__DdeLink__894_795917107"/>SELECT ID, NAME, odq_app.<text:bookmark-start text:name="__DdeLink__311_319221092"/>pseudo(name, 'AAAAAAAAAAAAAAAAAAAAAAAAAAAAAAAA')<text:bookmark-end text:name="__DdeLink__311_319221092"/> as Pseudonyme FROM ODQ_APP.BUSINESS_AREAS where id&lt;1219<text:bookmark-end text:name="__DdeLink__891_612454873"/><text:bookmark-end text:name="__DdeLink__894_795917107"/></text:p>
      <text:p text:style-name="P5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6">ID</text:p>
          </table:table-cell>
          <table:table-cell table:style-name="Table5.A1" office:value-type="string">
            <text:p text:style-name="P46">NAME</text:p>
          </table:table-cell>
          <table:table-cell table:style-name="Table5.C1" office:value-type="string">
            <text:p text:style-name="P46">PSEUDONYME</text:p>
          </table:table-cell>
        </table:table-row>
        <table:table-row>
          <table:table-cell table:style-name="Table5.A6" office:value-type="string">
            <text:p text:style-name="P48">1,214</text:p>
          </table:table-cell>
          <table:table-cell table:style-name="Table5.B2" office:value-type="string">
            <text:p text:style-name="P48">Advanced Supply Chain Planning</text:p>
          </table:table-cell>
          <table:table-cell table:style-name="Table5.C2" office:value-type="string">
            <text:p text:style-name="P48">71 <text:s/>86 <text:s/>9b <text:s/>33 <text:s/>28 <text:s/>a2 <text:s/>43 <text:s/>80 <text:s/>da <text:s/>f8 <text:s/>7c <text:s/>48 <text:s/>2b <text:s/>e5 <text:s/>89 <text:s/>c6 <text:s/>4f <text:s/>29 <text:s/>24 <text:s/>72 <text:s/>1c <text:s/>a6 <text:s/>0d <text:s/>a2 <text:s/>18 <text:s/>dd <text:s/>03 <text:s/>ed <text:s/>8f <text:s/>84 <text:s/>0f <text:s/>98 <text:s/></text:p>
          </table:table-cell>
        </table:table-row>
        <table:table-row>
          <table:table-cell table:style-name="Table5.A6" office:value-type="string">
            <text:p text:style-name="P48">1,215</text:p>
          </table:table-cell>
          <table:table-cell table:style-name="Table5.B3" office:value-type="string">
            <text:p text:style-name="P48">Process Manufacturing</text:p>
          </table:table-cell>
          <table:table-cell table:style-name="Table5.C3" office:value-type="string">
            <text:p text:style-name="P48">e3 <text:s/>20 <text:s/>3b <text:s/>ca <text:s/>eb <text:s/>90 <text:s/>af <text:s/>de <text:s/>d9 <text:s/>97 <text:s/>47 <text:s/>02 <text:s/>b1 <text:s/>9d <text:s/>e4 <text:s/>33 <text:s/>91 <text:s/>01 <text:s/>f0 <text:s/>8e <text:s/>3e <text:s/>76 <text:s/>ee <text:s/>75 <text:s/>9c <text:s/>fd <text:s/>3c <text:s/>45 <text:s/>64 <text:s/>aa <text:s/>95 <text:s/>8a <text:s/></text:p>
          </table:table-cell>
        </table:table-row>
        <table:table-row>
          <table:table-cell table:style-name="Table5.A6" office:value-type="string">
            <text:p text:style-name="P48">1,216</text:p>
          </table:table-cell>
          <table:table-cell table:style-name="Table5.B4" office:value-type="string">
            <text:p text:style-name="P48">Enterprise Asset Management</text:p>
          </table:table-cell>
          <table:table-cell table:style-name="Table5.C4" office:value-type="string">
            <text:p text:style-name="P48">44 <text:s/>29 <text:s/>f0 <text:s/>6f <text:s/>ca <text:s/>7f <text:s/>f9 <text:s/>15 <text:s/>40 <text:s/>fd <text:s/>6d <text:s/>6f <text:s/>f1 <text:s/>7d <text:s/>60 <text:s/>07 <text:s/>af <text:s/>82 <text:s/>fd <text:s/>be <text:s/>32 <text:s/>7f <text:s/>71 <text:s/>18 <text:s/>fd <text:s/>48 <text:s/>2c <text:s/>a0 <text:s/>44 <text:s/>99 <text:s/>af <text:s/>36 <text:s/></text:p>
          </table:table-cell>
        </table:table-row>
        <table:table-row>
          <table:table-cell table:style-name="Table5.A6" office:value-type="string">
            <text:p text:style-name="P48">1,217</text:p>
          </table:table-cell>
          <table:table-cell table:style-name="Table5.B5" office:value-type="string">
            <text:p text:style-name="P48">Purchase Order Management</text:p>
          </table:table-cell>
          <table:table-cell table:style-name="Table5.C5" office:value-type="string">
            <text:p text:style-name="P48">d2 <text:s/>7c <text:s/>3f <text:s/>07 <text:s/>2e <text:s/>83 <text:s/>59 <text:s/>d7 <text:s/>b7 <text:s/>ba <text:s/>cf <text:s/>11 <text:s/>e0 <text:s/>ff <text:s/>54 <text:s/>21 <text:s/>9b <text:s/>bb <text:s/>f7 <text:s/>e0 <text:s/>54 <text:s/>0a <text:s/>79 <text:s/>a5 <text:s/>6c <text:s/>f7 <text:s/>1f <text:s/>82 <text:s/>44 <text:s/>7c <text:s/>84 <text:s/>c5 <text:s/></text:p>
          </table:table-cell>
        </table:table-row>
        <table:table-row>
          <table:table-cell table:style-name="Table5.A6" office:value-type="string">
            <text:p text:style-name="P48">1,218</text:p>
          </table:table-cell>
          <table:table-cell table:style-name="Table5.B6" office:value-type="string">
            <text:p text:style-name="P48">Inventory Management</text:p>
          </table:table-cell>
          <table:table-cell table:style-name="Table5.C6" office:value-type="string">
            <text:p text:style-name="P48">54 <text:s/>9d <text:s/>70 <text:s/>00 <text:s/>4f <text:s/>88 <text:s/>f9 <text:s/>76 <text:s/>ce <text:s/>50 <text:s/>13 <text:s/>d0 <text:s/>02 <text:s/>1b <text:s/>3c <text:s/>c0 <text:s/>4f <text:s/>a4 <text:s/>b2 <text:s/>37 <text:s/>e6 <text:s/>8d <text:s/>39 <text:s/>b2 <text:s/>56 <text:s/>29 <text:s/>9c <text:s/>8d <text:s/>89 <text:s/>aa <text:s/>74 <text:s/>39 <text:s/></text:p>
          </table:table-cell>
        </table:table-row>
      </table:table>
      <text:p text:style-name="P56"/>
      <text:p text:style-name="P56"/>
      <text:p text:style-name="P67"><text:span text:style-name="T6">Creating the decrypting function with the key as parameter</text:span><text:bookmark-start text:name="__DdeLink__893_6124548731"/>:<text:bookmark-end text:name="__DdeLink__893_6124548731"/></text:p>
      <text:p text:style-name="P9"/>
      <text:p text:style-name="P16"><text:bookmark-start text:name="__DdeLink__266_319221092915"/><text:bookmark-start text:name="__DdeLink__264_319221092814"/><text:bookmark-start text:name="__DdeLink__258_319221092713"/><text:bookmark-start text:name="__DdeLink__307_319221092"/><text:bookmark-start text:name="__DdeLink__286_31922109216"/>create or replace function <text:span text:style-name="T7">odq_app.de</text:span>pseudo(input_field IN varchar2, </text:p>
      <text:p text:style-name="P16"><text:span text:style-name="T10">input_key IN varchar2</text:span>)</text:p>
      <text:p text:style-name="P15"><text:s text:c="2"/>return <text:span text:style-name="T8">varchar2</text:span></text:p>
      <text:p text:style-name="P15"><text:s text:c="2"/>is</text:p>
      <text:p text:style-name="P15"><text:s text:c="4"/><text:span text:style-name="T9">de</text:span>crypted_raw <text:s text:c="5"/>RAW (2000); <text:s text:c="12"/>-- stores <text:span text:style-name="T9">de</text:span>crypted binary text <text:s text:c="3"/></text:p>
      <text:p text:style-name="P31"><text:s text:c="4"/>decrypted_string <text:s text:c="2"/>VARCHAR2 (2000); <text:s text:c="7"/>-- stores decrypted string</text:p>
      <text:p text:style-name="P27"><text:s text:c="4"/>num_key_bytes <text:s text:c="5"/>NUMBER := 256/8; <text:s text:c="7"/>-- key length 256 bits (32 bytes) </text:p>
      <text:p text:style-name="P27"><text:s text:c="4"/>key_bytes_raw <text:s text:c="5"/>RAW (32); <text:s text:c="14"/>-- stores 256-bit encryption key</text:p>
      <text:p text:style-name="P27"><text:s text:c="4"/>encryption_type <text:s text:c="3"/>PLS_INTEGER := <text:s text:c="9"/>-- total encryption type</text:p>
      <text:p text:style-name="P27"><text:s text:c="25"/>DBMS_CRYPTO.ENCRYPT_AES256 </text:p>
      <text:p text:style-name="P61"><text:s text:c="25"/>+ DBMS_CRYPTO.CHAIN_CBC</text:p>
      <text:p text:style-name="P61"><text:s text:c="25"/>+ DBMS_CRYPTO.PAD_PKCS5;</text:p>
      <text:p text:style-name="P61"><text:s text:c="2"/><text:span text:style-name="T6">begin</text:span></text:p>
      <text:p text:style-name="P61"><text:s text:c="4"/>--key_bytes_raw := DBMS_CRYPTO.RANDOMBYTES (num_key_bytes);</text:p>
      <text:p text:style-name="P38"><text:s text:c="4"/>key_bytes_raw := UTL_I18N.STRING_TO_RAW(<text:span text:style-name="T11">input_key</text:span>);</text:p>
      <text:p text:style-name="P61"><text:s text:c="4"/><text:span text:style-name="T9">de</text:span>crypted_raw := DBMS_CRYPTO.<text:span text:style-name="T8">DE</text:span>CRYPT</text:p>
      <text:p text:style-name="P61"><text:s text:c="6"/>(</text:p>
      <text:p text:style-name="P61"><text:s text:c="9"/>src =&gt; (input_<text:span text:style-name="T6">field</text:span>),</text:p>
      <text:p text:style-name="P61"><text:s text:c="9"/>typ =&gt; encryption_type,</text:p>
      <text:p text:style-name="P61"><text:s text:c="9"/>key =&gt; key_bytes_raw</text:p>
      <text:p text:style-name="P61"><text:s text:c="6"/>);</text:p>
      <text:p text:style-name="P61"><text:span text:style-name="T9"><text:s text:c="4"/>decrypted_string := </text:span>UTL_I18N.RAW_TO_CHAR (decrypted_raw, 'AL32UTF8');</text:p>
      <text:p text:style-name="P61"><text:s text:c="4"/><text:span text:style-name="T6">return decrypted_string;</text:span></text:p>
      <text:p text:style-name="P57"><text:s text:c="2"/><text:span text:style-name="T6">end;</text:span><text:bookmark-end text:name="__DdeLink__307_319221092"/><text:bookmark-end text:name="__DdeLink__258_319221092713"/><text:bookmark-end text:name="__DdeLink__264_319221092814"/><text:bookmark-end text:name="__DdeLink__266_319221092915"/><text:bookmark-end text:name="__DdeLink__286_31922109216"/></text:p>
      <text:p text:style-name="P57"/>
      <text:p text:style-name="P53"><text:span text:style-name="T15">Usage</text:span>:</text:p>
      <text:p text:style-name="P58"/>
      <text:p text:style-name="P58">SELECT ID, NAME, odq_app.depseudo(pseudonyme, 'AAAAAAAAAAAAAAAAAAAAAAAAAAAAAAAA') FROM ODQ_APP.PS_BUSINESS_AREAS</text:p>
      <text:p text:style-name="P5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3">ID</text:p>
          </table:table-cell>
          <table:table-cell table:style-name="Table6.A1" office:value-type="string">
            <text:p text:style-name="P53">NAME</text:p>
          </table:table-cell>
          <table:table-cell table:style-name="Table6.C1" office:value-type="string">
            <text:p text:style-name="P53">ODQ_APP.DEPSEUDO(PSEUDONYME,</text:p>
            <text:p text:style-name="P53">'AAAAAAAAAAAAAAAAAAAAAAAAAAAAAAAA')</text:p>
          </table:table-cell>
        </table:table-row>
        <table:table-row>
          <table:table-cell table:style-name="Table6.A6" office:value-type="string">
            <text:p text:style-name="P58">1,214</text:p>
          </table:table-cell>
          <table:table-cell table:style-name="Table6.B2" office:value-type="string">
            <text:p text:style-name="P58">Advanced Supply Chain Planning</text:p>
          </table:table-cell>
          <table:table-cell table:style-name="Table6.C2" office:value-type="string">
            <text:p text:style-name="P58">Advanced Supply Chain Planning</text:p>
          </table:table-cell>
        </table:table-row>
        <table:table-row>
          <table:table-cell table:style-name="Table6.A6" office:value-type="string">
            <text:p text:style-name="P58">1,215</text:p>
          </table:table-cell>
          <table:table-cell table:style-name="Table6.B3" office:value-type="string">
            <text:p text:style-name="P58">Process Manufacturing</text:p>
          </table:table-cell>
          <table:table-cell table:style-name="Table6.C3" office:value-type="string">
            <text:p text:style-name="P58">Process Manufacturing</text:p>
          </table:table-cell>
        </table:table-row>
        <table:table-row>
          <table:table-cell table:style-name="Table6.A6" office:value-type="string">
            <text:p text:style-name="P58">1,216</text:p>
          </table:table-cell>
          <table:table-cell table:style-name="Table6.B4" office:value-type="string">
            <text:p text:style-name="P58">Enterprise Asset Management</text:p>
          </table:table-cell>
          <table:table-cell table:style-name="Table6.C4" office:value-type="string">
            <text:p text:style-name="P58">Enterprise Asset Management</text:p>
          </table:table-cell>
        </table:table-row>
        <table:table-row>
          <table:table-cell table:style-name="Table6.A6" office:value-type="string">
            <text:p text:style-name="P58">1,217</text:p>
          </table:table-cell>
          <table:table-cell table:style-name="Table6.B5" office:value-type="string">
            <text:p text:style-name="P58">Purchase Order Management</text:p>
          </table:table-cell>
          <table:table-cell table:style-name="Table6.C5" office:value-type="string">
            <text:p text:style-name="P58">Purchase Order Management</text:p>
          </table:table-cell>
        </table:table-row>
        <table:table-row>
          <table:table-cell table:style-name="Table6.A6" office:value-type="string">
            <text:p text:style-name="P58">1,218</text:p>
          </table:table-cell>
          <table:table-cell table:style-name="Table6.B6" office:value-type="string">
            <text:p text:style-name="P58">Inventory Management</text:p>
          </table:table-cell>
          <table:table-cell table:style-name="Table6.C6" office:value-type="string">
            <text:p text:style-name="P58">Inventory Management</text:p>
          </table:table-cell>
        </table:table-row>
      </table:table>
      <text:p text:style-name="P57"/>
      <text:p text:style-name="P57"/>
      <text:p text:style-name="P68"><text:span text:style-name="T15">Crypting function within a package</text:span><text:bookmark-start text:name="__DdeLink__893_6124548732"/><text:span text:style-name="T12">:</text:span><text:bookmark-end text:name="__DdeLink__893_6124548732"/></text:p>
      <text:p text:style-name="P63"/>
      <table:table table:name="Table7" table:style-name="Table7">
        <table:table-column table:style-name="Table7.A"/>
        <table:table-row>
          <table:table-cell table:style-name="Table7.A1" office:value-type="string">
            <text:p text:style-name="P60">exec odq_dev.cryptopackage.set_pass('x');</text:p>
            <text:p text:style-name="P60">SELECT ID, NAME, odq_dev.cryptopackage.pseudo(name) as Pseudonyme FROM ODQ_dev.BUSINESS_AREAS where id&lt;1219;</text:p>
          </table:table-cell>
        </table:table-row>
      </table:table>
      <text:p text:style-name="P60"/>
      <text:p text:style-name="P60"/>
      <text:p text:style-name="P54"><text:span text:style-name="T15">Declaring</text:span> <text:span text:style-name="T15">the</text:span> package</text:p>
      <text:p text:style-name="P60">create or replace package cryptopackage as</text:p>
      <text:p text:style-name="P60"><text:s text:c="4"/>procedure set_pass(mytoken IN varchar2);</text:p>
      <text:p text:style-name="P60"><text:s text:c="4"/>function pseudo(input_field IN varchar2) return raw;</text:p>
      <text:p text:style-name="P60"><text:s text:c="4"/>function depseudo(input_field IN varchar2) return varchar2;</text:p>
      <text:p text:style-name="P60">end cryptopackage;</text:p>
      <text:p text:style-name="P60"/>
      <text:p text:style-name="P54"><text:span text:style-name="T15">Dclaring the </text:span>package body</text:p>
      <text:p text:style-name="P60">create or replace package body cryptopackage as</text:p>
      <text:p text:style-name="P65">---variables of the package</text:p>
      <text:p text:style-name="P66"><text:s text:c="4"/>mytoken varchar2(100); <text:span text:style-name="T15">--Token used for identification with keys server (if required)</text:span></text:p>
      <text:p text:style-name="P66"><text:s text:c="4"/>mypass varchar2(32); <text:s/><text:span text:style-name="T15">--Cypher returned by keys server</text:span></text:p>
      <text:p text:style-name="P60"><text:s text:c="4"/></text:p>
      <text:p text:style-name="P65">---procedure to get the cypher --&gt; initialise when opening the session</text:p>
      <text:p text:style-name="P60"><text:s text:c="4"/>procedure set_pass(mytoken IN varchar2)</text:p>
      <text:p text:style-name="P60"><text:s text:c="4"/>is</text:p>
      <text:p text:style-name="P60"><text:s text:c="4"/>begin</text:p>
      <text:p text:style-name="P60"><text:s text:c="6"/>mypass := 'AAAAAAAAAAAAAAAAAAAAAAAAAAAAAAAA';</text:p>
      <text:p text:style-name="P60"><text:s text:c="4"/>end set_pass;</text:p>
      <text:p text:style-name="P60"><text:s text:c="4"/></text:p>
      <text:p text:style-name="P65">---encrypting fonction using the mypass cypher</text:p>
      <text:p text:style-name="P60"><text:s text:c="4"/>function pseudo(input_field IN varchar2)</text:p>
      <text:p text:style-name="P60"><text:s text:c="4"/>return raw</text:p>
      <text:p text:style-name="P60"><text:s text:c="4"/>is <text:s text:c="3"/></text:p>
      <text:p text:style-name="P60"><text:s text:c="6"/>encrypted_raw <text:s text:c="5"/>RAW (2000); <text:s text:c="12"/>-- stores encrypted binary text</text:p>
      <text:p text:style-name="P60"><text:s text:c="6"/>num_key_bytes <text:s text:c="5"/>NUMBER := 256/8; <text:s text:c="7"/>-- key length 256 bits (32 bytes) </text:p>
      <text:p text:style-name="P60"><text:s text:c="6"/>key_bytes_raw <text:s text:c="5"/>RAW (32); <text:s text:c="14"/>-- stores 256-bit encryption key</text:p>
      <text:p text:style-name="P60"><text:s text:c="6"/>encryption_type <text:s text:c="3"/>PLS_INTEGER := <text:s text:c="9"/>-- total encryption type</text:p>
      <text:p text:style-name="P60"><text:s text:c="27"/>DBMS_CRYPTO.ENCRYPT_AES256 </text:p>
      <text:p text:style-name="P60"><text:s text:c="27"/>+ DBMS_CRYPTO.CHAIN_CBC</text:p>
      <text:p text:style-name="P60"><text:s text:c="27"/>+ DBMS_CRYPTO.PAD_PKCS5;</text:p>
      <text:p text:style-name="P60"><text:s text:c="4"/>begin</text:p>
      <text:p text:style-name="P66"><text:s text:c="6"/>key_bytes_raw := UTL_I18N.STRING_TO_RAW(mypass); <text:span text:style-name="T15">-- cypher mypass has been initialised by the set_pass function</text:span></text:p>
      <text:p text:style-name="P60"><text:s text:c="6"/>encrypted_raw := DBMS_CRYPTO.ENCRYPT</text:p>
      <text:p text:style-name="P60"><text:s text:c="8"/>(</text:p>
      <text:p text:style-name="P60"><text:s text:c="11"/>src =&gt; UTL_I18N.STRING_TO_RAW (input_field, <text:s/>'AL32UTF8'),</text:p>
      <text:p text:style-name="P60"><text:s text:c="11"/>typ =&gt; encryption_type,</text:p>
      <text:p text:style-name="P60"><text:s text:c="11"/>key =&gt; key_bytes_raw</text:p>
      <text:p text:style-name="P60"><text:s text:c="8"/>);</text:p>
      <text:p text:style-name="P60"><text:s text:c="6"/>return <text:s/>encrypted_raw;</text:p>
      <text:p text:style-name="P60"><text:s text:c="4"/>end pseudo;</text:p>
      <text:p text:style-name="P60"><text:s text:c="4"/></text:p>
      <text:p text:style-name="P65">---decrypting fonction using the mypass cypher</text:p>
      <text:p text:style-name="P60"><text:s text:c="4"/>function depseudo(input_field IN varchar2)</text:p>
      <text:p text:style-name="P60"><text:s text:c="4"/>return varchar2</text:p>
      <text:p text:style-name="P60"><text:s text:c="4"/>is</text:p>
      <text:p text:style-name="P60"><text:s text:c="6"/>decrypted_raw <text:s text:c="5"/>RAW (2000); <text:s text:c="12"/>-- stores decrypted binary text <text:s text:c="3"/></text:p>
      <text:p text:style-name="P60"><text:s text:c="6"/>decrypted_string <text:s text:c="2"/>VARCHAR2 (2000); <text:s text:c="7"/>-- stores decrypted string</text:p>
      <text:p text:style-name="P60"><text:s text:c="6"/>num_key_bytes <text:s text:c="5"/>NUMBER := 256/8; <text:s text:c="7"/>-- key length 256 bits (32 bytes) </text:p>
      <text:p text:style-name="P60"><text:s text:c="6"/>key_bytes_raw <text:s text:c="5"/>RAW (32); <text:s text:c="14"/>-- stores 256-bit encryption key</text:p>
      <text:p text:style-name="P60"><text:soft-page-break/><text:s text:c="6"/>encryption_type <text:s text:c="3"/>PLS_INTEGER := <text:s text:c="9"/>-- total encryption type</text:p>
      <text:p text:style-name="P60"><text:s text:c="27"/>DBMS_CRYPTO.ENCRYPT_AES256 </text:p>
      <text:p text:style-name="P60"><text:s text:c="27"/>+ DBMS_CRYPTO.CHAIN_CBC</text:p>
      <text:p text:style-name="P60"><text:s text:c="27"/>+ DBMS_CRYPTO.PAD_PKCS5;</text:p>
      <text:p text:style-name="P60"><text:s text:c="4"/>begin</text:p>
      <text:p text:style-name="P66"><text:s text:c="6"/>key_bytes_raw := UTL_I18N.STRING_TO_RAW(mypass); <text:span text:style-name="T15">-- cypher mypass has been initialised by the set_pass function</text:span></text:p>
      <text:p text:style-name="P60"><text:s text:c="6"/>decrypted_raw := DBMS_CRYPTO.DECRYPT</text:p>
      <text:p text:style-name="P60"><text:s text:c="8"/>(</text:p>
      <text:p text:style-name="P60"><text:s text:c="11"/>src =&gt; (input_field),</text:p>
      <text:p text:style-name="P60"><text:s text:c="11"/>typ =&gt; encryption_type,</text:p>
      <text:p text:style-name="P60"><text:s text:c="11"/>key =&gt; key_bytes_raw</text:p>
      <text:p text:style-name="P60"><text:s text:c="8"/>);</text:p>
      <text:p text:style-name="P60"><text:s text:c="6"/>decrypted_string := UTL_I18N.RAW_TO_CHAR (decrypted_raw, 'AL32UTF8');</text:p>
      <text:p text:style-name="P60"><text:s text:c="6"/>return decrypted_string;</text:p>
      <text:p text:style-name="P60"><text:s text:c="4"/>end depseudo;</text:p>
      <text:p text:style-name="P60"><text:s text:c="2"/></text:p>
      <text:p text:style-name="P60">end cryptopackage;</text:p>
      <text:p text:style-name="P60"/>
      <text:p text:style-name="P47"/>
      <text:p text:style-name="P47"><text:span text:style-name="T16">How it works</text:span> :</text:p>
      <text:p text:style-name="P47"/>
      <text:p text:style-name="P47"><text:span text:style-name="T14">The</text:span><text:span text:style-name="T13"> </text:span>set_pass <text:span text:style-name="T16">function</text:span> <text:span text:style-name="T13">initialise</text:span><text:span text:style-name="T14">s the </text:span>mypass <text:span text:style-name="T13">cypher </text:span><text:span text:style-name="T14">used for encrypting</text:span><text:span text:style-name="T13">.</text:span></text:p>
      <text:p text:style-name="P47"><text:span text:style-name="T14">Fu</text:span><text:span text:style-name="T13">nctions </text:span>pseudo<text:span text:style-name="T13"> et </text:span>depseudo<text:span text:style-name="T13"> </text:span><text:span text:style-name="T14">now use the </text:span>mypass<text:span text:style-name="T13"> </text:span><text:span text:style-name="T14">variable a cryptographic key</text:span><text:span text:style-name="T13">.</text:span></text:p>
      <text:p text:style-name="P49"><text:span text:style-name="T16">The</text:span> variable <text:span text:style-name="T1">mytoken </text:span><text:span text:style-name="T16">could be used for identification when connecting to the keys server via https.</text:span></text:p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6-04-27T10:13:36.444030855</meta:creation-date>
    <dc:date>2017-07-07T15:03:01.656144932</dc:date>
    <meta:editing-duration>PT4H52M53S</meta:editing-duration>
    <meta:editing-cycles>19</meta:editing-cycles>
    <meta:generator>LibreOffice/5.1.4.2$Linux_X86_64 LibreOffice_project/f99d75f39f1c57ebdd7ffc5f42867c12031db97a</meta:generator>
    <meta:document-statistic meta:table-count="7" meta:image-count="0" meta:object-count="0" meta:page-count="7" meta:paragraph-count="327" meta:word-count="1368" meta:character-count="11471" meta:non-whitespace-character-count="8573"/>
  </office:meta>
</office:document-meta>
</file>